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5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3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number-rows-repeated="2"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number-columns-spanned="1" table:number-rows-spanned="3" table:style-name="ce22">
            <text:p>Month</text:p>
          </table:table-cell>
          <table:table-cell office:value-type="string" table:number-columns-spanned="2" table:number-rows-spanned="2" table:style-name="ce22">
            <text:p>Max. Combined Production</text:p>
          </table:table-cell>
          <table:covered-table-cell/>
          <table:table-cell office:value-type="string" table:number-columns-spanned="4" table:number-rows-spanned="1" table:style-name="ce22">
            <text:p>Product 1/Product 2</text:p>
          </table:table-cell>
          <table:covered-table-cell table:number-columns-repeated="3"/>
          <table:table-cell table:number-columns-repeated="16375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table-cell office:value-type="string" table:number-columns-spanned="1" table:number-rows-spanned="2" table:style-name="ce22">
            <text:p>Sales</text:p>
          </table:table-cell>
          <table:table-cell office:value-type="string" table:number-columns-spanned="2" table:number-rows-spanned="1" table:style-name="ce22">
            <text:p>Unit Cost of Production ($1,000’s)</text:p>
          </table:table-cell>
          <table:covered-table-cell/>
          <table:table-cell office:value-type="string" table:number-columns-spanned="1" table:number-rows-spanned="2" table:style-name="ce22">
            <text:p>Unit Cost of Storag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covered-table-cell/>
          <table:table-cell office:value-type="string" table:style-name="ce19">
            <text:p>RT</text:p>
          </table:table-cell>
          <table:table-cell office:value-type="string" table:style-name="ce19">
            <text:p>OT</text:p>
          </table:table-cell>
          <table:covered-table-cell/>
          <table:table-cell office:value-type="string" table:style-name="ce19">
            <text:p>RT</text:p>
          </table:table-cell>
          <table:table-cell office:value-type="string" table:style-name="ce19">
            <text:p>OT</text:p>
          </table:table-cell>
          <table:covered-table-cell/>
          <table:table-cell table:number-columns-repeated="16375"/>
        </table:table-row>
        <table:table-row table:style-name="ro2">
          <table:table-cell/>
          <table:table-cell table:style-name="ce1"/>
          <table:table-cell office:value-type="float" office:value="1" table:style-name="ce20">
            <text:p>1</text:p>
          </table:table-cell>
          <table:table-cell office:value-type="float" office:value="10" table:style-name="ce21">
            <text:p>10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5/3</text:p>
          </table:table-cell>
          <table:table-cell office:value-type="string" table:style-name="ce21">
            <text:p>15/16</text:p>
          </table:table-cell>
          <table:table-cell office:value-type="string" table:style-name="ce21">
            <text:p>18/20</text:p>
          </table:table-cell>
          <table:table-cell office:value-type="string" table:style-name="ce21">
            <text:p>1/2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float" office:value="2" table:style-name="ce20">
            <text:p>2</text:p>
          </table:table-cell>
          <table:table-cell office:value-type="float" office:value="8" table:style-name="ce21">
            <text:p>8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3/5</text:p>
          </table:table-cell>
          <table:table-cell office:value-type="string" table:style-name="ce21">
            <text:p>17/15</text:p>
          </table:table-cell>
          <table:table-cell office:value-type="string" table:style-name="ce21">
            <text:p>20/18</text:p>
          </table:table-cell>
          <table:table-cell office:value-type="string" table:style-name="ce21">
            <text:p>2/1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float" office:value="3" table:style-name="ce20">
            <text:p>3</text:p>
          </table:table-cell>
          <table:table-cell office:value-type="float" office:value="10" table:style-name="ce21">
            <text:p>10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4/4</text:p>
          </table:table-cell>
          <table:table-cell office:value-type="string" table:style-name="ce21">
            <text:p>19/17</text:p>
          </table:table-cell>
          <table:table-cell office:value-type="string" table:style-name="ce21">
            <text:p>22/22</text:p>
          </table:table-cell>
          <table:table-cell table:style-name="ce21"/>
          <table:table-cell table:number-columns-repeated="16375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number-columns-repeated="7" table:style-name="ce1"/>
          <table:table-cell office:value-type="float" office:value="36" table:formula="of:=SUM([.I15:.I21])" table:style-name="ce1">
            <text:p>36</text:p>
          </table:table-cell>
          <table:table-cell table:number-columns-repeated="16375"/>
        </table:table-row>
        <table:table-row table:style-name="ro4">
          <table:table-cell/>
          <table:table-cell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3">
            <text:p>M1P1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3">
            <text:p>M1P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3">
            <text:p>M2P1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3">
            <text:p>M2P2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3">
            <text:p>M3P1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3">
            <text:p>19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3">
            <text:p>M3P2</text:p>
          </table:table-cell>
          <table:table-cell office:value-type="float" office:value="18" table:style-name="ce3">
            <text:p>18</text:p>
          </table:table-cell>
          <table:table-cell office:value-type="float" office:value="23" table:style-name="ce3">
            <text:p>23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3">
            <text:p>Dumm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4">
          <table:table-cell office:value-type="float" office:value="36" table:formula="of:=SUM([.C22:.H22])" table:style-name="ce1">
            <text:p>36</text:p>
          </table:table-cell>
          <table:table-cell office:value-type="string" table:style-name="ce3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75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office:value-type="float" office:value="36" table:formula="of:=SUM([.I27:.I33])" table:style-name="ce1">
            <text:p>36</text:p>
          </table:table-cell>
          <table:table-cell table:number-columns-repeated="16375"/>
        </table:table-row>
        <table:table-row table:style-name="ro4">
          <table:table-cell table:number-columns-repeated="2" table:style-name="ce1"/>
          <table:table-cell office:value-type="string" table:style-name="ce1">
            <text:p>M1RT</text:p>
          </table:table-cell>
          <table:table-cell office:value-type="string" table:style-name="ce1">
            <text:p>M1OT</text:p>
          </table:table-cell>
          <table:table-cell office:value-type="string" table:style-name="ce1">
            <text:p>M2RT</text:p>
          </table:table-cell>
          <table:table-cell office:value-type="string" table:style-name="ce1">
            <text:p>M2OT</text:p>
          </table:table-cell>
          <table:table-cell office:value-type="string" table:style-name="ce1">
            <text:p>M3RT</text:p>
          </table:table-cell>
          <table:table-cell office:value-type="string" table:style-name="ce1">
            <text:p>M3OT</text:p>
          </table:table-cell>
          <table:table-cell office:value-type="string" table:style-name="ce1">
            <text:p>Demand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1P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1P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2P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2P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3P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3P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Dummy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5" table:style-name="ce1"/>
        </table:table-row>
        <table:table-row table:style-name="ro4">
          <table:table-cell office:value-type="float" office:value="36" table:formula="of:=SUM([.C34:.H34])" table:style-name="ce1">
            <text:p>36</text:p>
          </table:table-cell>
          <table:table-cell office:value-type="string" table:style-name="ce1">
            <text:p>Supply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4">
          <table:table-cell office:value-type="float" office:value="24" table:formula="of:=SUM([.C35:.H35])" table:style-name="ce1">
            <text:p>24</text:p>
          </table:table-cell>
          <table:table-cell office:value-type="string" table:style-name="ce1">
            <text:p>Made</text:p>
          </table:table-cell>
          <table:table-cell office:value-type="float" office:value="10" table:formula="of:=SUM([.C27:.C32])" table:style-name="ce1">
            <text:p>10</text:p>
          </table:table-cell>
          <table:table-cell office:value-type="float" office:value="0" table:formula="of:=SUM([.D27:.D32])" table:style-name="ce1">
            <text:p>0</text:p>
          </table:table-cell>
          <table:table-cell office:value-type="float" office:value="8" table:formula="of:=SUM([.E27:.E32])" table:style-name="ce1">
            <text:p>8</text:p>
          </table:table-cell>
          <table:table-cell office:value-type="float" office:value="0" table:formula="of:=SUM([.F27:.F32])" table:style-name="ce1">
            <text:p>0</text:p>
          </table:table-cell>
          <table:table-cell office:value-type="float" office:value="6" table:formula="of:=SUM([.G27:.G32])" table:style-name="ce1">
            <text:p>6</text:p>
          </table:table-cell>
          <table:table-cell office:value-type="float" office:value="0" table:formula="of:=SUM([.H27:.H32])" table:style-name="ce1">
            <text:p>0</text:p>
          </table:table-cell>
          <table:table-cell table:number-columns-repeated="16376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36" table:formula="of:=SUM([.I42:.I48])" table:style-name="ce3">
            <text:p>36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string" table:style-name="ce4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3" table:formula="of:=SMALL([.C42:.H42];2)-SMALL([.C42:.H42];1)" table:style-name="ce3">
            <text:p>3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1P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string" table:style-name="ce3">
            <text:p>M</text:p>
          </table:table-cell>
          <table:table-cell office:value-type="string" table:style-name="ce4">
            <text:p>M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SMALL([.C43:.H43];2)-SMALL([.C43:.H43];1)" table:style-name="ce3">
            <text:p>4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1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</text:p>
          </table:table-cell>
          <table:table-cell office:value-type="string" table:style-name="ce4">
            <text:p>M</text:p>
          </table:table-cell>
          <table:table-cell office:value-type="float" office:value="3" table:style-name="ce3">
            <text:p>3</text:p>
          </table:table-cell>
          <table:table-cell office:value-type="float" office:value="1" table:formula="of:=SMALL([.C44:.H44];2)-SMALL([.C44:.H44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string" table:style-name="ce4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2" table:formula="of:=SMALL([.C45:.H45];2)-SMALL([.C45:.H45];1)" table:style-name="ce3">
            <text:p>2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1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3">
            <text:p>19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2" table:style-name="ce4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46:.H46];2)-SMALL([.C46:.H46];1)" table:style-name="ce3">
            <text:p>1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3P2</text:p>
          </table:table-cell>
          <table:table-cell office:value-type="float" office:value="18" table:style-name="ce3">
            <text:p>18</text:p>
          </table:table-cell>
          <table:table-cell office:value-type="float" office:value="23" table:style-name="ce3">
            <text:p>23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4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47:.H47];2)-SMALL([.C47:.H47];1)" table:style-name="ce3">
            <text:p>1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3">
            <text:p>Dumm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formula="of:=SMALL([.C48:.H48];2)-SMALL([.C48:.H48];1)" table:style-name="ce3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36" table:formula="of:=SUM([.C49:.H49])" table:style-name="ce3">
            <text:p>36</text:p>
          </table:table-cell>
          <table:table-cell office:value-type="string" table:style-name="ce3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x76=3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float" office:value="15" table:formula="of:=SMALL([.C42:.C48];2)-SMALL([.C42:.C48];1)" table:style-name="ce3">
            <text:p>15</text:p>
          </table:table-cell>
          <table:table-cell office:value-type="float" office:value="18" table:formula="of:=SMALL([.D42:.D48];2)-SMALL([.D42:.D48];1)" table:style-name="ce3">
            <text:p>18</text:p>
          </table:table-cell>
          <table:table-cell office:value-type="float" office:value="15" table:formula="of:=SMALL([.E42:.E48];2)-SMALL([.E42:.E48];1)" table:style-name="ce3">
            <text:p>15</text:p>
          </table:table-cell>
          <table:table-cell office:value-type="float" office:value="18" table:formula="of:=SMALL([.F42:.F48];2)-SMALL([.F42:.F48];1)" table:style-name="ce3">
            <text:p>18</text:p>
          </table:table-cell>
          <table:table-cell office:value-type="float" office:value="17" table:formula="of:=SMALL([.G42:.G48];2)-SMALL([.G42:.G48];1)" table:style-name="ce3">
            <text:p>17</text:p>
          </table:table-cell>
          <table:table-cell office:value-type="float" office:value="22" table:formula="of:=SMALL([.H42:.H48];2)-SMALL([.H42:.H48];1)" table:style-name="ce4">
            <text:p>22</text:p>
          </table:table-cell>
          <table:table-cell table:number-columns-repeated="2" table:style-name="ce1"/>
          <table:table-cell office:value-type="float" office:value="0" table:formula="of:=[.H49]*[.H48]" table:style-name="ce3">
            <text:p>0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33" table:formula="of:=SUM([.I56:.I62])" table:style-name="ce3">
            <text:p>33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string" table:style-name="ce4">
            <text:p>M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3" table:formula="of:=SMALL([.C56:.H56];2)-SMALL([.C56:.H56];1)" table:style-name="ce3">
            <text:p>3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1P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</text:p>
          </table:table-cell>
          <table:table-cell office:value-type="string" table:style-name="ce4">
            <text:p>M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SMALL([.C57:.H57];2)-SMALL([.C57:.H57];1)" table:style-name="ce3">
            <text:p>4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1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1" table:formula="of:=SMALL([.C58:.H58];2)-SMALL([.C58:.H58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4">
            <text:p>18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2" table:formula="of:=SMALL([.C59:.H59];2)-SMALL([.C59:.H59];1)" table:style-name="ce3">
            <text:p>2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1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3">
            <text:p>19</text:p>
          </table:table-cell>
          <table:table-cell office:value-type="float" office:value="22" table:style-name="ce4">
            <text:p>22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60:.H60];2)-SMALL([.C60:.H60];1)" table:style-name="ce3">
            <text:p>1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3P2</text:p>
          </table:table-cell>
          <table:table-cell office:value-type="float" office:value="18" table:style-name="ce3">
            <text:p>18</text:p>
          </table:table-cell>
          <table:table-cell office:value-type="float" office:value="23" table:style-name="ce3">
            <text:p>23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4">
            <text:p>19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61:.H61];2)-SMALL([.C61:.H61];1)" table:style-name="ce3">
            <text:p>1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3">
            <text:p>Dumm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9" table:formula="of:=[.I48]-[.H49]" table:style-name="ce3">
            <text:p>9</text:p>
          </table:table-cell>
          <table:table-cell office:value-type="float" office:value="0" table:formula="of:=SMALL([.C62:.H62];2)-SMALL([.C62:.H62];1)" table:style-name="ce3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33" table:formula="of:=SUM([.C63:.H63])" table:style-name="ce3">
            <text:p>33</text:p>
          </table:table-cell>
          <table:table-cell office:value-type="string" table:style-name="ce3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74=2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float" office:value="15" table:formula="of:=SMALL([.C56:.C62];2)-SMALL([.C56:.C62];1)" table:style-name="ce3">
            <text:p>15</text:p>
          </table:table-cell>
          <table:table-cell office:value-type="float" office:value="18" table:formula="of:=SMALL([.D56:.D62];2)-SMALL([.D56:.D62];1)" table:style-name="ce3">
            <text:p>18</text:p>
          </table:table-cell>
          <table:table-cell office:value-type="float" office:value="15" table:formula="of:=SMALL([.E56:.E62];2)-SMALL([.E56:.E62];1)" table:style-name="ce3">
            <text:p>15</text:p>
          </table:table-cell>
          <table:table-cell office:value-type="float" office:value="18" table:formula="of:=SMALL([.F56:.F62];2)-SMALL([.F56:.F62];1)" table:style-name="ce4">
            <text:p>18</text:p>
          </table:table-cell>
          <table:table-cell office:value-type="float" office:value="17" table:formula="of:=SMALL([.G56:.G62];2)-SMALL([.G56:.G62];1)" table:style-name="ce3">
            <text:p>17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0" table:formula="of:=[.F63]*[.F62]" table:style-name="ce3">
            <text:p>0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31" table:formula="of:=SUM([.I70:.I76])" table:style-name="ce3">
            <text:p>31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4">
            <text:p>18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3" table:formula="of:=SMALL([.C70:.H70];2)-SMALL([.C70:.H70];1)" table:style-name="ce3">
            <text:p>3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1P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SMALL([.C71:.H71];2)-SMALL([.C71:.H71];1)" table:style-name="ce3">
            <text:p>4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1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4">
            <text:p>19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1" table:formula="of:=SMALL([.C72:.H72];2)-SMALL([.C72:.H72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4">
            <text:p>2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2" table:formula="of:=SMALL([.C73:.H73];2)-SMALL([.C73:.H73];1)" table:style-name="ce3">
            <text:p>2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1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4">
            <text:p>2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74:.H74];2)-SMALL([.C74:.H74];1)" table:style-name="ce3">
            <text:p>1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3P2</text:p>
          </table:table-cell>
          <table:table-cell office:value-type="float" office:value="18" table:style-name="ce3">
            <text:p>18</text:p>
          </table:table-cell>
          <table:table-cell office:value-type="float" office:value="23" table:style-name="ce4">
            <text:p>23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75:.H75];2)-SMALL([.C75:.H75];1)" table:style-name="ce3">
            <text:p>1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3">
            <text:p>Dumm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7" table:formula="of:=[.I62]-[.F63]" table:style-name="ce3">
            <text:p>7</text:p>
          </table:table-cell>
          <table:table-cell office:value-type="float" office:value="0" table:formula="of:=SMALL([.C76:.H76];2)-SMALL([.C76:.H76];1)" table:style-name="ce3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31" table:formula="of:=SUM([.C77:.H77])" table:style-name="ce3">
            <text:p>31</text:p>
          </table:table-cell>
          <table:table-cell office:value-type="string" table:style-name="ce3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x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72=3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float" office:value="15" table:formula="of:=SMALL([.C70:.C76];2)-SMALL([.C70:.C76];1)" table:style-name="ce3">
            <text:p>15</text:p>
          </table:table-cell>
          <table:table-cell office:value-type="float" office:value="18" table:formula="of:=SMALL([.D70:.D76];2)-SMALL([.D70:.D76];1)" table:style-name="ce4">
            <text:p>18</text:p>
          </table:table-cell>
          <table:table-cell office:value-type="float" office:value="15" table:formula="of:=SMALL([.E70:.E76];2)-SMALL([.E70:.E76];1)" table:style-name="ce3">
            <text:p>15</text:p>
          </table:table-cell>
          <table:table-cell office:value-type="string" table:style-name="ce3">
            <text:p>x</text:p>
          </table:table-cell>
          <table:table-cell office:value-type="float" office:value="17" table:formula="of:=SMALL([.G70:.G76];2)-SMALL([.G70:.G76];1)" table:style-name="ce3">
            <text:p>17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0" table:formula="of:=[.D77]*[.D76]" table:style-name="ce3">
            <text:p>0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28" table:formula="of:=SUM([.I84:.I90])" table:style-name="ce3">
            <text:p>28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string" table:style-name="ce4">
            <text:p>M</text:p>
          </table:table-cell>
          <table:table-cell office:value-type="string" table:style-name="ce3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15" table:formula="of:=SMALL([.C84:.H84];1)" table:style-name="ce3">
            <text:p>15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1P2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string" table:style-name="ce4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16" table:formula="of:=SMALL([.C85:.H85];1)" table:style-name="ce3">
            <text:p>16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string" table:style-name="ce4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1" table:formula="of:=SMALL([.C86:.H86];2)-SMALL([.C86:.H86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x</text:p>
          </table:table-cell>
          <table:table-cell office:value-type="string" table:style-name="ce4">
            <text:p>M</text:p>
          </table:table-cell>
          <table:table-cell office:value-type="string" table:style-name="ce3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2" table:formula="of:=SMALL([.C87:.H87];2)-SMALL([.C87:.H87];1)" table:style-name="ce3">
            <text:p>2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88:.H88];2)-SMALL([.C88:.H88];1)" table:style-name="ce3">
            <text:p>1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3P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x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89:.H89];2)-SMALL([.C89:.H89];1)" table:style-name="ce3">
            <text:p>1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3">
            <text:p>Dummy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x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x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</text:p>
          </table:table-cell>
          <table:table-cell office:value-type="float" office:value="4" table:formula="of:=[.I76]-[.D77]" table:style-name="ce3">
            <text:p>4</text:p>
          </table:table-cell>
          <table:table-cell office:value-type="float" office:value="0" table:formula="of:=SMALL([.C90:.H90];2)-SMALL([.C90:.H90];1)" table:style-name="ce7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28" table:formula="of:=SUM([.C91:.H91])" table:style-name="ce3">
            <text:p>28</text:p>
          </table:table-cell>
          <table:table-cell office:value-type="string" table:style-name="ce3">
            <text:p>Supply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x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x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75=4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float" office:value="15" table:formula="of:=SMALL([.C84:.C90];2)-SMALL([.C84:.C90];1)" table:style-name="ce3">
            <text:p>15</text:p>
          </table:table-cell>
          <table:table-cell office:value-type="string" table:style-name="ce3">
            <text:p>x</text:p>
          </table:table-cell>
          <table:table-cell office:value-type="float" office:value="15" table:formula="of:=SMALL([.E84:.E90];2)-SMALL([.E84:.E90];1)" table:style-name="ce3">
            <text:p>15</text:p>
          </table:table-cell>
          <table:table-cell office:value-type="string" table:style-name="ce3">
            <text:p>x</text:p>
          </table:table-cell>
          <table:table-cell office:value-type="float" office:value="17" table:formula="of:=SMALL([.G84:.G90];2)-SMALL([.G84:.G90];1)" table:style-name="ce4">
            <text:p>17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0" table:formula="of:=[.I90]*[.G90]" table:style-name="ce3">
            <text:p>0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24" table:formula="of:=SUM([.I98:.I104])" table:style-name="ce3">
            <text:p>24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2">
          <table:table-cell table:style-name="ce3"/>
          <table:table-cell office:value-type="string" table:style-name="ce6">
            <text:p>M1P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15" table:formula="of:=SMALL([.C98:.H98];1)" table:style-name="ce3">
            <text:p>15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1P2</text:p>
          </table:table-cell>
          <table:table-cell office:value-type="float" office:value="16" table:style-name="ce5">
            <text:p>16</text:p>
          </table:table-cell>
          <table:table-cell office:value-type="string" table:style-name="ce4">
            <text:p>x</text:p>
          </table:table-cell>
          <table:table-cell office:value-type="string" table:style-name="ce4">
            <text:p>M</text:p>
          </table:table-cell>
          <table:table-cell office:value-type="string" table:style-name="ce4">
            <text:p>x</text:p>
          </table:table-cell>
          <table:table-cell office:value-type="string" table:style-name="ce4">
            <text:p>M</text:p>
          </table:table-cell>
          <table:table-cell office:value-type="string" table:style-name="ce4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16" table:formula="of:=SMALL([.C99:.H99];1)" table:style-name="ce4">
            <text:p>16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1" table:formula="of:=SMALL([.C100:.H100];2)-SMALL([.C100:.H100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2" table:formula="of:=SMALL([.C101:.H101];2)-SMALL([.C101:.H101];1)" table:style-name="ce3">
            <text:p>2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02:.H102];2)-SMALL([.C102:.H102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x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03:.H103];2)-SMALL([.C103:.H103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24" table:formula="of:=SUM([.C105:.H105])" table:style-name="ce3">
            <text:p>24</text:p>
          </table:table-cell>
          <table:table-cell office:value-type="string" table:style-name="ce3">
            <text:p>Supply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x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x</text:p>
          </table:table-cell>
          <table:table-cell office:value-type="float" office:value="6" table:formula="of:=[.G91]-[.I90]" table:style-name="ce3">
            <text:p>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21=3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float" office:value="1" table:formula="of:=SMALL([.C98:.C104];2)-SMALL([.C98:.C104];1)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1" table:formula="of:=SMALL([.E98:.E104];2)-SMALL([.E98:.E104];1)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2" table:formula="of:=SMALL([.G98:.G104];2)-SMALL([.G98:.G104];1)" table:style-name="ce3">
            <text:p>2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48" table:formula="of:=[.I99]*[.C99]" table:style-name="ce3">
            <text:p>48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6" table:style-name="ce2"/>
          <table:table-cell table:number-columns-repeated="16378" table:style-name="ce1"/>
        </table:table-row>
        <table:table-row table:style-name="ro4">
          <table:table-cell table:number-columns-repeated="8" table:style-name="ce3"/>
          <table:table-cell office:value-type="float" office:value="21" table:formula="of:=SUM([.I112:.I118])" table:style-name="ce3">
            <text:p>21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2">
          <table:table-cell table:style-name="ce3"/>
          <table:table-cell office:value-type="string" table:style-name="ce6">
            <text:p>M1P1</text:p>
          </table:table-cell>
          <table:table-cell office:value-type="float" office:value="15" table:style-name="ce5">
            <text:p>15</text:p>
          </table:table-cell>
          <table:table-cell office:value-type="string" table:style-name="ce4">
            <text:p>x</text:p>
          </table:table-cell>
          <table:table-cell office:value-type="string" table:style-name="ce4">
            <text:p>M</text:p>
          </table:table-cell>
          <table:table-cell office:value-type="string" table:style-name="ce4">
            <text:p>x</text:p>
          </table:table-cell>
          <table:table-cell office:value-type="string" table:style-name="ce4">
            <text:p>M</text:p>
          </table:table-cell>
          <table:table-cell office:value-type="string" table:style-name="ce4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15" table:formula="of:=SMALL([.C112:.H112];1)" table:style-name="ce4">
            <text:p>15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1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1" table:formula="of:=SMALL([.C114:.H114];2)-SMALL([.C114:.H114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2" table:formula="of:=SMALL([.C115:.H115];2)-SMALL([.C115:.H115];1)" table:style-name="ce3">
            <text:p>2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16:.H116];2)-SMALL([.C116:.H116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x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17:.H117];2)-SMALL([.C117:.H117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21" table:formula="of:=SUM([.C119:.H119])" table:style-name="ce3">
            <text:p>21</text:p>
          </table:table-cell>
          <table:table-cell office:value-type="string" table:style-name="ce3">
            <text:p>Supply</text:p>
          </table:table-cell>
          <table:table-cell office:value-type="float" office:value="7" table:formula="of:=[.C105]-[.I99]" table:style-name="ce3">
            <text:p>7</text:p>
          </table:table-cell>
          <table:table-cell office:value-type="string" table:style-name="ce3">
            <text:p>x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x</text:p>
          </table:table-cell>
          <table:table-cell office:value-type="float" office:value="6" table:formula="of:=[.G105]" table:style-name="ce3">
            <text:p>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11=5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float" office:value="1" table:formula="of:=SMALL([.C112:.C118];2)-SMALL([.C112:.C118];1)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1" table:formula="of:=SMALL([.E112:.E118];2)-SMALL([.E112:.E118];1)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2" table:formula="of:=SMALL([.G112:.G118];2)-SMALL([.G112:.G118];1)" table:style-name="ce3">
            <text:p>2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75" table:formula="of:=[.C112]*[.I112]" table:style-name="ce3">
            <text:p>75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16" table:formula="of:=SUM([.I126:.I132])" table:style-name="ce3">
            <text:p>16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1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2P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1" table:formula="of:=SMALL([.C128:.H128];2)-SMALL([.C128:.H128];1)" table:style-name="ce3">
            <text:p>1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2P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x</text:p>
          </table:table-cell>
          <table:table-cell office:value-type="float" office:value="15" table:style-name="ce5">
            <text:p>15</text:p>
          </table:table-cell>
          <table:table-cell office:value-type="string" table:style-name="ce4">
            <text:p>x</text:p>
          </table:table-cell>
          <table:table-cell office:value-type="string" table:style-name="ce4">
            <text:p>M</text:p>
          </table:table-cell>
          <table:table-cell office:value-type="string" table:style-name="ce4">
            <text:p>x</text:p>
          </table:table-cell>
          <table:table-cell office:value-type="float" office:value="5" table:style-name="ce3">
            <text:p>5</text:p>
          </table:table-cell>
          <table:table-cell office:value-type="float" office:value="2" table:formula="of:=SMALL([.C129:.H129];2)-SMALL([.C129:.H129];1)" table:style-name="ce4">
            <text:p>2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30:.H130];2)-SMALL([.C130:.H130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x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31:.H131];2)-SMALL([.C131:.H131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16" table:formula="of:=SUM([.C133:.H133])" table:style-name="ce3">
            <text:p>16</text:p>
          </table:table-cell>
          <table:table-cell office:value-type="string" table:style-name="ce3">
            <text:p>Supply</text:p>
          </table:table-cell>
          <table:table-cell office:value-type="float" office:value="2" table:formula="of:=[.C119]-[.I112]" table:style-name="ce3">
            <text:p>2</text:p>
          </table:table-cell>
          <table:table-cell office:value-type="string" table:style-name="ce3">
            <text:p>x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x</text:p>
          </table:table-cell>
          <table:table-cell office:value-type="float" office:value="6" table:formula="of:=[.G119]" table:style-name="ce3">
            <text:p>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43=5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float" office:value="1" table:formula="of:=SMALL([.C126:.C132];2)-SMALL([.C126:.C132];1)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1" table:formula="of:=SMALL([.E126:.E132];2)-SMALL([.E126:.E132];1)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2" table:formula="of:=SMALL([.G126:.G132];2)-SMALL([.G126:.G132];1)" table:style-name="ce3">
            <text:p>2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75" table:formula="of:=[.I129]*[.E129]" table:style-name="ce3">
            <text:p>75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11" table:formula="of:=SUM([.I140:.I146])" table:style-name="ce3">
            <text:p>11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1P2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2P1</text:p>
          </table:table-cell>
          <table:table-cell office:value-type="float" office:value="16" table:style-name="ce5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x</text:p>
          </table:table-cell>
          <table:table-cell office:value-type="float" office:value="3" table:style-name="ce3">
            <text:p>3</text:p>
          </table:table-cell>
          <table:table-cell office:value-type="float" office:value="1" table:formula="of:=SMALL([.C142:.H142];2)-SMALL([.C142:.H142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1</text:p>
          </table:table-cell>
          <table:table-cell office:value-type="float" office:value="18" table:style-name="ce4">
            <text:p>18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44:.H144];2)-SMALL([.C144:.H144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2</text:p>
          </table:table-cell>
          <table:table-cell office:value-type="float" office:value="18" table:style-name="ce4">
            <text:p>18</text:p>
          </table:table-cell>
          <table:table-cell office:value-type="string" table:style-name="ce3">
            <text:p>x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8">
            <text:p>17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45:.H145];2)-SMALL([.C145:.H145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3">
            <text:p>Dummy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11" table:formula="of:=SUM([.C147:.H147])" table:style-name="ce3">
            <text:p>11</text:p>
          </table:table-cell>
          <table:table-cell office:value-type="string" table:style-name="ce3">
            <text:p>Supply</text:p>
          </table:table-cell>
          <table:table-cell office:value-type="float" office:value="2" table:formula="of:=[.C133]" table:style-name="ce3">
            <text:p>2</text:p>
          </table:table-cell>
          <table:table-cell office:value-type="string" table:style-name="ce3">
            <text:p>x</text:p>
          </table:table-cell>
          <table:table-cell office:value-type="float" office:value="3" table:formula="of:=[.E133]-[.I129]" table:style-name="ce3">
            <text:p>3</text:p>
          </table:table-cell>
          <table:table-cell office:value-type="string" table:style-name="ce3">
            <text:p>x</text:p>
          </table:table-cell>
          <table:table-cell office:value-type="float" office:value="6" table:formula="of:=[.G133]" table:style-name="ce3">
            <text:p>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31=2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float" office:value="2" table:formula="of:=SMALL([.C140:.C146];2)-SMALL([.C140:.C146];1)" table:style-name="ce4">
            <text:p>2</text:p>
          </table:table-cell>
          <table:table-cell office:value-type="string" table:style-name="ce3">
            <text:p>x</text:p>
          </table:table-cell>
          <table:table-cell office:value-type="float" office:value="1" table:formula="of:=SMALL([.E140:.E146];2)-SMALL([.E140:.E146];1)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2" table:formula="of:=SMALL([.G140:.G146];2)-SMALL([.G140:.G146];1)" table:style-name="ce3">
            <text:p>2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32" table:formula="of:=[.C142]*[.C147]" table:style-name="ce3">
            <text:p>32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9" table:formula="of:=SUM([.I154:.I160])" table:style-name="ce3">
            <text:p>9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1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2P1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4">
            <text:p>x</text:p>
          </table:table-cell>
          <table:table-cell office:value-type="string" table:style-name="ce4">
            <text:p>M</text:p>
          </table:table-cell>
          <table:table-cell office:value-type="string" table:style-name="ce4">
            <text:p>x</text:p>
          </table:table-cell>
          <table:table-cell office:value-type="float" office:value="1" table:formula="of:=[.I142]-[.C147]" table:style-name="ce3">
            <text:p>1</text:p>
          </table:table-cell>
          <table:table-cell office:value-type="float" office:value="17" table:formula="of:=SMALL([.C156:.H156];1)" table:style-name="ce4">
            <text:p>17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0" table:formula="of:=SMALL([.C158:.H158];2)-SMALL([.C158:.H158];1)" table:style-name="ce3">
            <text:p>0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59:.H159];2)-SMALL([.C159:.H159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9" table:formula="of:=SUM([.C161:.H161])" table:style-name="ce3">
            <text:p>9</text:p>
          </table:table-cell>
          <table:table-cell office:value-type="string" table:style-name="ce3">
            <text:p>Suppl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3" table:formula="of:=[.E147]" table:style-name="ce3">
            <text:p>3</text:p>
          </table:table-cell>
          <table:table-cell office:value-type="string" table:style-name="ce3">
            <text:p>x</text:p>
          </table:table-cell>
          <table:table-cell office:value-type="float" office:value="6" table:formula="of:=[.G147]" table:style-name="ce3">
            <text:p>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33=1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" table:formula="of:=SMALL([.E154:.E160];2)-SMALL([.E154:.E160];1)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2" table:formula="of:=SMALL([.G154:.G160];2)-SMALL([.G154:.G160];1)" table:style-name="ce3">
            <text:p>2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17" table:formula="of:=[.E156]*[.I156]" table:style-name="ce3">
            <text:p>17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8" table:formula="of:=SUM([.I168:.I174])" table:style-name="ce3">
            <text:p>8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1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3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0" table:formula="of:=SMALL([.C172:.H172];2)-SMALL([.C172:.H172];1)" table:style-name="ce3">
            <text:p>0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3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6" table:style-name="ce5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" table:formula="of:=SMALL([.C173:.H173];2)-SMALL([.C173:.H173];1)" table:style-name="ce3">
            <text:p>1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8" table:formula="of:=SUM([.C175:.H175])" table:style-name="ce3">
            <text:p>8</text:p>
          </table:table-cell>
          <table:table-cell office:value-type="string" table:style-name="ce3">
            <text:p>Suppl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2" table:formula="of:=[.E161]-[.I156]" table:style-name="ce3">
            <text:p>2</text:p>
          </table:table-cell>
          <table:table-cell office:value-type="string" table:style-name="ce3">
            <text:p>x</text:p>
          </table:table-cell>
          <table:table-cell office:value-type="float" office:value="6" table:formula="of:=[.G161]" table:style-name="ce3">
            <text:p>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63=2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3" table:formula="of:=SMALL([.E168:.E174];2)-SMALL([.E168:.E174];1)" table:style-name="ce4">
            <text:p>3</text:p>
          </table:table-cell>
          <table:table-cell office:value-type="string" table:style-name="ce3">
            <text:p>x</text:p>
          </table:table-cell>
          <table:table-cell office:value-type="float" office:value="2" table:formula="of:=SMALL([.G168:.G174];2)-SMALL([.G168:.G174];1)" table:style-name="ce3">
            <text:p>2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32" table:formula="of:=[.E173]*[.E175]" table:style-name="ce3">
            <text:p>32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6" table:formula="of:=SUM([.I182:.I188])" table:style-name="ce3">
            <text:p>6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1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2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3P1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4">
            <text:p>x</text:p>
          </table:table-cell>
          <table:table-cell office:value-type="float" office:value="4" table:style-name="ce3">
            <text:p>4</text:p>
          </table:table-cell>
          <table:table-cell office:value-type="float" office:value="19" table:formula="of:=SMALL([.C186:.H186];1)" table:style-name="ce4">
            <text:p>19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3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float" office:value="2" table:formula="of:=[.I173]-[.E175]" table:style-name="ce3">
            <text:p>2</text:p>
          </table:table-cell>
          <table:table-cell office:value-type="float" office:value="17" table:formula="of:=SMALL([.C187:.H187];1)" table:style-name="ce3">
            <text:p>17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6" table:formula="of:=SUM([.C189:.H189])" table:style-name="ce3">
            <text:p>6</text:p>
          </table:table-cell>
          <table:table-cell office:value-type="string" table:style-name="ce3">
            <text:p>Suppl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6" table:formula="of:=[.G175]" table:style-name="ce3">
            <text:p>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55=4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2" table:formula="of:=SMALL([.G182:.G188];2)-SMALL([.G182:.G188];1)" table:style-name="ce3">
            <text:p>2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76" table:formula="of:=[.G186]*[.I186]" table:style-name="ce3">
            <text:p>76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2" table:formula="of:=SUM([.I196:.I202])" table:style-name="ce3">
            <text:p>2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number-columns-repeated="2"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Demand</text:p>
          </table:table-cell>
          <table:table-cell office:value-type="string" table:style-name="ce3">
            <text:p>Diff</text:p>
          </table:table-cell>
          <table:table-cell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6">
            <text:p>M1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1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6">
            <text:p>M2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3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2">
          <table:table-cell table:style-name="ce3"/>
          <table:table-cell office:value-type="string" table:style-name="ce6">
            <text:p>M3P2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7">
            <text:p>x</text:p>
          </table:table-cell>
          <table:table-cell office:value-type="float" office:value="2" table:formula="of:=[.I187]" table:style-name="ce3">
            <text:p>2</text:p>
          </table:table-cell>
          <table:table-cell office:value-type="float" office:value="17" table:formula="of:=SMALL([.C201:.H201];1)" table:style-name="ce7">
            <text:p>17</text:p>
          </table:table-cell>
          <table:table-cell table:number-columns-repeated="16374" table:style-name="ce1"/>
        </table:table-row>
        <table:table-row table:style-name="ro4">
          <table:table-cell table:style-name="ce3"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2" table:formula="of:=SUM([.C203:.H203])" table:style-name="ce3">
            <text:p>2</text:p>
          </table:table-cell>
          <table:table-cell office:value-type="string" table:style-name="ce3">
            <text:p>Suppl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2" table:formula="of:=[.G189]-[.I186]" table:style-name="ce3">
            <text:p>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65=2</text:p>
          </table:table-cell>
          <table:table-cell table:number-columns-repeated="2" table:style-name="ce3"/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Diff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7" table:formula="of:=SMALL([.G196:.G202];1)" table:style-name="ce4">
            <text:p>17</text:p>
          </table:table-cell>
          <table:table-cell office:value-type="string" table:style-name="ce3">
            <text:p>x</text:p>
          </table:table-cell>
          <table:table-cell table:number-columns-repeated="2" table:style-name="ce1"/>
          <table:table-cell office:value-type="float" office:value="34" table:formula="of:=[.G201]*[.I201]" table:style-name="ce3">
            <text:p>34</text:p>
          </table:table-cell>
          <table:table-cell table:number-columns-repeated="16373"/>
        </table:table-row>
        <table:table-row table:style-name="ro4">
          <table:table-cell table:number-columns-repeated="2" table:style-name="ce3"/>
          <table:table-cell table:number-columns-repeated="6" table:style-name="ce1"/>
          <table:table-cell table:number-columns-repeated="3" table:style-name="ce3"/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9" table:style-name="ce1"/>
          <table:table-cell office:value-type="string" table:style-name="ce1">
            <text:p>total cost</text:p>
          </table:table-cell>
          <table:table-cell office:value-type="float" office:value="389" table:formula="of:=SUM([.K49:.K204])" table:style-name="ce1">
            <text:p>389</text:p>
          </table:table-cell>
          <table:table-cell table:number-columns-repeated="16373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office:value-type="string" table:style-name="ce3">
            <text:p>u values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3">
            <text:p>M1P1</text:p>
          </table:table-cell>
          <table:table-cell office:value-type="string" table:style-name="ce3">
            <text:p>15=r1+s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3">
            <text:p>M1P2</text:p>
          </table:table-cell>
          <table:table-cell office:value-type="string" table:style-name="ce3">
            <text:p>16=r2+s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8" table:style-name="ce3">
            <text:p>1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3">
            <text:p>M2P1</text:p>
          </table:table-cell>
          <table:table-cell office:value-type="string" table:style-name="ce3">
            <text:p>16=r3+s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17=r3+s3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8" table:style-name="ce3">
            <text:p>1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3">
            <text:p>M2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15=r4+s3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6" table:style-name="ce3">
            <text:p>16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3">
            <text:p>M3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19=r5+s5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3">
            <text:p>M3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16=r6+s3</text:p>
          </table:table-cell>
          <table:table-cell office:value-type="string" table:style-name="ce3">
            <text:p>x</text:p>
          </table:table-cell>
          <table:table-cell office:value-type="string" table:style-name="ce3">
            <text:p>17=r6+s5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0=r7+s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0=r7+s4</text:p>
          </table:table-cell>
          <table:table-cell office:value-type="string" table:style-name="ce3">
            <text:p>0=r7+s5</text:p>
          </table:table-cell>
          <table:table-cell office:value-type="string" table:style-name="ce3">
            <text:p>0=r7+s6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3">
            <text:p>v values</text:p>
          </table:table-cell>
          <table:table-cell office:value-type="float" office:value="-2" table:style-name="ce3">
            <text:p>-2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4"/>
        </table:table-row>
        <table:table-row table:style-name="ro4">
          <table:table-cell/>
          <table:table-cell table:number-columns-repeated="7" table:style-name="ce1"/>
          <table:table-cell table:number-columns-repeated="2" table:style-name="ce3"/>
          <table:table-cell table:number-columns-repeated="16374"/>
        </table:table-row>
        <table:table-row table:number-rows-repeated="2" table:style-name="ro4">
          <table:table-cell/>
          <table:table-cell table:number-columns-repeated="8" table:style-name="ce3"/>
          <table:table-cell table:number-columns-repeated="16375" table:style-name="ce1"/>
        </table:table-row>
        <table:table-row table:style-name="ro4">
          <table:table-cell/>
          <table:table-cell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table:style-name="ce3"/>
          <table:table-cell table:number-columns-repeated="16375" table:style-name="ce1"/>
        </table:table-row>
        <table:table-row table:style-name="ro4">
          <table:table-cell/>
          <table:table-cell office:value-type="string" table:style-name="ce3">
            <text:p>M1P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1P2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2P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2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3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3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x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75"/>
        </table:table-row>
        <table:table-row table:number-rows-repeated="3" table:style-name="ro4">
          <table:table-cell/>
          <table:table-cell table:number-columns-repeated="8" table:style-name="ce3"/>
          <table:table-cell table:number-columns-repeated="16375"/>
        </table:table-row>
        <table:table-row table:style-name="ro4">
          <table:table-cell/>
          <table:table-cell table:style-name="ce3"/>
          <table:table-cell office:value-type="string" table:style-name="ce3">
            <text:p>M1RT</text:p>
          </table:table-cell>
          <table:table-cell office:value-type="string" table:style-name="ce3">
            <text:p>M1OT</text:p>
          </table:table-cell>
          <table:table-cell office:value-type="string" table:style-name="ce3">
            <text:p>M2RT</text:p>
          </table:table-cell>
          <table:table-cell office:value-type="string" table:style-name="ce3">
            <text:p>M2OT</text:p>
          </table:table-cell>
          <table:table-cell office:value-type="string" table:style-name="ce3">
            <text:p>M3RT</text:p>
          </table:table-cell>
          <table:table-cell office:value-type="string" table:style-name="ce3">
            <text:p>M3OT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1P1</text:p>
          </table:table-cell>
          <table:table-cell office:value-type="float" office:value="0" table:formula="of:=[.C225]-[.$I213]-[.C$220]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1P2</text:p>
          </table:table-cell>
          <table:table-cell office:value-type="float" office:value="0" table:formula="of:=[.C226]-[.$I214]-[.C$220]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2P1</text:p>
          </table:table-cell>
          <table:table-cell office:value-type="float" office:value="0" table:formula="of:=[.C227]-[.$I215]-[.C$220]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0" table:formula="of:=[.E227]-[.$I215]-[.E$220]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2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0" table:formula="of:=[.E228]-[.$I216]-[.E$220]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3P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0" table:formula="of:=[.G229]-[.$I217]-[.G$220]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M3P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0" table:formula="of:=[.E230]-[.$I218]-[.E$220]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0" table:formula="of:=[.G230]-[.$I218]-[.G$220]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office:value-type="string" table:style-name="ce3">
            <text:p>Dummy</text:p>
          </table:table-cell>
          <table:table-cell office:value-type="string" table:style-name="ce3">
            <text:p>x</text:p>
          </table:table-cell>
          <table:table-cell office:value-type="float" office:value="0" table:formula="of:=[.D231]-[.$I219]-[.D$220]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0" table:formula="of:=[.F231]-[.$I219]-[.F$220]" table:style-name="ce3">
            <text:p>0</text:p>
          </table:table-cell>
          <table:table-cell office:value-type="float" office:value="0" table:formula="of:=[.G231]-[.$I219]-[.G$220]" table:style-name="ce3">
            <text:p>0</text:p>
          </table:table-cell>
          <table:table-cell office:value-type="float" office:value="0" table:formula="of:=[.H231]-[.$I219]-[.H$220]" table:style-name="ce3">
            <text:p>0</text:p>
          </table:table-cell>
          <table:table-cell table:style-name="ce3"/>
          <table:table-cell table:number-columns-repeated="16375"/>
        </table:table-row>
        <table:table-row table:style-name="ro4">
          <table:table-cell/>
          <table:table-cell table:number-columns-repeated="8" table:style-name="ce3"/>
          <table:table-cell table:number-columns-repeated="16375"/>
        </table:table-row>
        <table:table-row table:number-rows-repeated="104833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artin Pustka</meta:initial-creator>
    <dc:creator>Martin Pustka</dc:creator>
    <meta:creation-date>2021-03-26T16:33:14Z</meta:creation-date>
    <dc:date>2021-03-27T15:41:00Z</dc:date>
  </office:meta>
</office:document-meta>
</file>